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" svg:font-family="Consol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b2b2b2" fo:language="es" fo:country="CO" officeooo:rsid="0013df73" officeooo:paragraph-rsid="0013df73"/>
    </style:style>
    <style:style style:name="P2" style:family="paragraph" style:parent-style-name="Standard">
      <style:text-properties fo:language="es" fo:country="CO" officeooo:rsid="00137753" officeooo:paragraph-rsid="00137753"/>
    </style:style>
    <style:style style:name="P3" style:family="paragraph" style:parent-style-name="Text_20_body">
      <style:text-properties fo:language="es" fo:country="CO" officeooo:rsid="00137753" officeooo:paragraph-rsid="001a7e6d"/>
    </style:style>
    <style:style style:name="P4" style:family="paragraph" style:parent-style-name="Text_20_body">
      <style:text-properties fo:language="es" fo:country="CO" officeooo:paragraph-rsid="0013df73"/>
    </style:style>
    <style:style style:name="P5" style:family="paragraph" style:parent-style-name="Text_20_body">
      <style:text-properties fo:language="es" fo:country="CO" officeooo:paragraph-rsid="0019b9e0"/>
    </style:style>
    <style:style style:name="P6" style:family="paragraph" style:parent-style-name="Text_20_body">
      <style:text-properties fo:language="es" fo:country="CO" officeooo:rsid="001badb4" officeooo:paragraph-rsid="001d2bd5"/>
    </style:style>
    <style:style style:name="P7" style:family="paragraph" style:parent-style-name="Text_20_body" style:list-style-name="L5">
      <style:text-properties officeooo:paragraph-rsid="0013df73"/>
    </style:style>
    <style:style style:name="P8" style:family="paragraph" style:parent-style-name="Text_20_body">
      <style:text-properties officeooo:paragraph-rsid="0017cd18"/>
    </style:style>
    <style:style style:name="T1" style:family="text">
      <style:text-properties fo:language="es" fo:country="CO"/>
    </style:style>
    <style:style style:name="T2" style:family="text">
      <style:text-properties officeooo:rsid="00137753"/>
    </style:style>
    <style:style style:name="T3" style:family="text">
      <style:text-properties fo:font-weight="normal" officeooo:rsid="00149857" style:font-weight-asian="normal" style:font-weight-complex="normal"/>
    </style:style>
    <style:style style:name="T4" style:family="text">
      <style:text-properties fo:font-weight="normal" officeooo:rsid="001533c1" style:font-weight-asian="normal" style:font-weight-complex="normal"/>
    </style:style>
    <style:style style:name="T5" style:family="text">
      <style:text-properties fo:font-weight="normal" officeooo:rsid="0017cd18" style:font-weight-asian="normal" style:font-weight-complex="normal"/>
    </style:style>
    <style:style style:name="T6" style:family="text">
      <style:text-properties fo:font-weight="normal" officeooo:rsid="0019935b" style:font-weight-asian="normal" style:font-weight-complex="normal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style:font-name="Liberation Serif" fo:font-weight="normal" officeooo:rsid="0016a46a" style:font-weight-asian="normal" style:font-weight-complex="normal"/>
    </style:style>
    <style:style style:name="T9" style:family="text">
      <style:text-properties style:font-name="Liberation Serif" fo:font-weight="normal" officeooo:rsid="0017cd18" style:font-weight-asian="normal" style:font-weight-complex="normal"/>
    </style:style>
    <style:style style:name="T10" style:family="text">
      <style:text-properties style:font-name="Liberation Serif" fo:font-weight="normal" officeooo:rsid="00149857" style:font-weight-asian="normal" style:font-weight-complex="normal"/>
    </style:style>
    <style:style style:name="T11" style:family="text">
      <style:text-properties style:font-name="Liberation Serif" fo:font-weight="normal" officeooo:rsid="001533c1" style:font-weight-asian="normal" style:font-weight-complex="normal"/>
    </style:style>
    <style:style style:name="T12" style:family="text">
      <style:text-properties style:font-name="Liberation Serif" fo:font-weight="normal" officeooo:rsid="001a7e6d" style:font-weight-asian="normal" style:font-weight-complex="normal"/>
    </style:style>
    <style:style style:name="T13" style:family="text">
      <style:text-properties style:font-name="Liberation Serif" fo:font-weight="normal" officeooo:rsid="001badb4" style:font-weight-asian="normal" style:font-weight-complex="normal"/>
    </style:style>
    <style:style style:name="T14" style:family="text">
      <style:text-properties style:font-name="Liberation Serif" fo:font-weight="normal" officeooo:rsid="001d2bd5" style:font-weight-asian="normal" style:font-weight-complex="normal"/>
    </style:style>
    <style:style style:name="T15" style:family="text">
      <style:text-properties style:font-name="Liberation Serif" fo:language="es" fo:country="CO" fo:font-weight="normal" officeooo:rsid="00137753" style:font-weight-asian="normal" style:font-weight-complex="normal"/>
    </style:style>
    <style:style style:name="T16" style:family="text">
      <style:text-properties style:font-name="Liberation Serif" fo:language="es" fo:country="CO" fo:font-weight="normal" officeooo:rsid="0016a46a" style:font-weight-asian="normal" style:font-weight-complex="normal"/>
    </style:style>
    <style:style style:name="T17" style:family="text">
      <style:text-properties style:font-name="Liberation Serif" fo:language="es" fo:country="CO" fo:font-weight="normal" officeooo:rsid="0017cd18" style:font-weight-asian="normal" style:font-weight-complex="normal"/>
    </style:style>
    <style:style style:name="T18" style:family="text">
      <style:text-properties style:font-name="Liberation Serif" fo:language="es" fo:country="CO" officeooo:rsid="00149857"/>
    </style:style>
    <style:style style:name="T19" style:family="text">
      <style:text-properties style:font-name="Liberation Serif" fo:font-weight="bold" style:font-weight-asian="bold" style:font-weight-complex="bold"/>
    </style:style>
    <style:style style:name="T20" style:family="text">
      <style:text-properties style:font-name="Liberation Serif" fo:font-weight="bold" officeooo:rsid="0017cd18" style:font-weight-asian="bold" style:font-weight-complex="bold"/>
    </style:style>
    <style:style style:name="T21" style:family="text">
      <style:text-properties style:font-name="Liberation Serif" fo:font-weight="bold" officeooo:rsid="0019b9e0" style:font-weight-asian="bold" style:font-weight-complex="bold"/>
    </style:style>
    <style:style style:name="T22" style:family="text">
      <style:text-properties style:font-name="Liberation Serif" fo:font-weight="bold" officeooo:rsid="00137753" style:font-weight-asian="bold" style:font-weight-complex="bold"/>
    </style:style>
    <style:style style:name="T23" style:family="text">
      <style:text-properties style:font-name="Liberation Serif" fo:font-weight="bold" officeooo:rsid="001a7e6d" style:font-weight-asian="bold" style:font-weight-complex="bold"/>
    </style:style>
    <style:style style:name="T24" style:family="text">
      <style:text-properties style:font-name="Liberation Serif" officeooo:rsid="00149857"/>
    </style:style>
    <style:style style:name="T25" style:family="text">
      <style:text-properties style:font-name="Liberation Serif" style:text-underline-style="solid" style:text-underline-width="auto" style:text-underline-color="font-color" fo:font-weight="normal" officeooo:rsid="001badb4" style:font-weight-asian="normal" style:font-weight-complex="normal"/>
    </style:style>
    <style:style style:name="T26" style:family="text">
      <style:text-properties officeooo:rsid="001a7e6d"/>
    </style:style>
    <style:style style:name="T27" style:family="text">
      <style:text-properties fo:language="es" fo:country="ES"/>
    </style:style>
    <style:style style:name="T28" style:family="text">
      <style:text-properties fo:language="es" fo:country="ES" officeooo:rsid="001a7e6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number text:level="2" text:style-name="Numbering_20_Symbols" style:num-suffix="." style:num-format="i">
        <style:list-level-properties text:space-before="1.995cm" text:min-label-width="0.499cm"/>
      </text:list-level-style-number>
      <text:list-level-style-number text:level="3" text:style-name="Numbering_20_Symbols" style:num-suffix="." style:num-format="i">
        <style:list-level-properties text:space-before="3.242cm" text:min-label-width="0.499cm"/>
      </text:list-level-style-number>
      <text:list-level-style-number text:level="4" text:style-name="Numbering_20_Symbols" style:num-suffix="." style:num-format="i">
        <style:list-level-properties text:space-before="4.489cm" text:min-label-width="0.499cm"/>
      </text:list-level-style-number>
      <text:list-level-style-number text:level="5" text:style-name="Numbering_20_Symbols" style:num-suffix="." style:num-format="i">
        <style:list-level-properties text:space-before="5.736cm" text:min-label-width="0.499cm"/>
      </text:list-level-style-number>
      <text:list-level-style-number text:level="6" text:style-name="Numbering_20_Symbols" style:num-suffix="." style:num-format="i">
        <style:list-level-properties text:space-before="6.983cm" text:min-label-width="0.499cm"/>
      </text:list-level-style-number>
      <text:list-level-style-number text:level="7" text:style-name="Numbering_20_Symbols" style:num-suffix="." style:num-format="i">
        <style:list-level-properties text:space-before="8.23cm" text:min-label-width="0.499cm"/>
      </text:list-level-style-number>
      <text:list-level-style-number text:level="8" text:style-name="Numbering_20_Symbols" style:num-suffix="." style:num-format="i">
        <style:list-level-properties text:space-before="9.478cm" text:min-label-width="0.499cm"/>
      </text:list-level-style-number>
      <text:list-level-style-number text:level="9" text:style-name="Numbering_20_Symbols" style:num-suffix="." style:num-format="i">
        <style:list-level-properties text:space-before="10.725cm" text:min-label-width="0.499cm"/>
      </text:list-level-style-number>
      <text:list-level-style-number text:level="10" text:style-name="Numbering_20_Symbols" style:num-suffix="." style:num-format="i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number text:level="2" text:style-name="Numbering_20_Symbols" style:num-suffix="." style:num-format="i">
        <style:list-level-properties text:space-before="1.995cm" text:min-label-width="0.499cm"/>
      </text:list-level-style-number>
      <text:list-level-style-number text:level="3" text:style-name="Numbering_20_Symbols" style:num-suffix="." style:num-format="i">
        <style:list-level-properties text:space-before="3.242cm" text:min-label-width="0.499cm"/>
      </text:list-level-style-number>
      <text:list-level-style-number text:level="4" text:style-name="Numbering_20_Symbols" style:num-suffix="." style:num-format="i">
        <style:list-level-properties text:space-before="4.489cm" text:min-label-width="0.499cm"/>
      </text:list-level-style-number>
      <text:list-level-style-number text:level="5" text:style-name="Numbering_20_Symbols" style:num-suffix="." style:num-format="i">
        <style:list-level-properties text:space-before="5.736cm" text:min-label-width="0.499cm"/>
      </text:list-level-style-number>
      <text:list-level-style-number text:level="6" text:style-name="Numbering_20_Symbols" style:num-suffix="." style:num-format="i">
        <style:list-level-properties text:space-before="6.983cm" text:min-label-width="0.499cm"/>
      </text:list-level-style-number>
      <text:list-level-style-number text:level="7" text:style-name="Numbering_20_Symbols" style:num-suffix="." style:num-format="i">
        <style:list-level-properties text:space-before="8.23cm" text:min-label-width="0.499cm"/>
      </text:list-level-style-number>
      <text:list-level-style-number text:level="8" text:style-name="Numbering_20_Symbols" style:num-suffix="." style:num-format="i">
        <style:list-level-properties text:space-before="9.478cm" text:min-label-width="0.499cm"/>
      </text:list-level-style-number>
      <text:list-level-style-number text:level="9" text:style-name="Numbering_20_Symbols" style:num-suffix="." style:num-format="i">
        <style:list-level-properties text:space-before="10.725cm" text:min-label-width="0.499cm"/>
      </text:list-level-style-number>
      <text:list-level-style-number text:level="10" text:style-name="Numbering_20_Symbols" style:num-suffix="." style:num-format="i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Opciones de compilación utilizadas</text:span></text:p>
      <text:list xml:id="list3255621416" text:style-name="L5">
        <text:list-item>
          <text:p text:style-name="P7"><text:span text:style-name="T1">¿Qué salidas de alerta (warning) o error les aparece cuando usan el módulo incorrecto? ¿A qué se debe esto? Explíquelas</text:span></text:p>
        </text:list-item>
        <text:list-item>
          <text:p text:style-name="P7"><text:span text:style-name="T1">Opciones de ejecución utilizadas ¿Qué salida les da?</text:span></text:p>
        </text:list-item>
      </text:list>
      <text:p text:style-name="P8"><text:span text:style-name="T18">Implementando el </text:span><text:span text:style-name="T19">module load devtools/cuda/7.5 </text:span><text:span text:style-name="T10">se observa que </text:span><text:span text:style-name="T11">los</text:span><text:span text:style-name="T10"> programa</text:span><text:span text:style-name="T11">s</text:span><text:span text:style-name="T10"> copy_timed.cu, </text:span><text:span text:style-name="T11">hello-world.cu, multiGPU.cu, vectorAdd.cu compilan sin problemas con el comando nvcc, pero el programa julia_cpu.cu </text:span><text:span text:style-name="T8">primeramente nos dice que (char* dummy = "") no es compatible con esta versión, ademas de que el llamado de estos parametros (</text:span><text:span text:style-name="T15">glutInit, <text:s/>glutInitDisplayMode, <text:s/>glutInitWindowSize, <text:s/>glutCreateWindow, <text:s/>glutKeyboardFunc, <text:s/>glutDisplayFunc, <text:s/>glutMainLoop, <text:s/>glClearColor, <text:s/>glClear, <text:s/>glDrawPixels, <text:s/>glDrawPixels, <text:s/>glFlush</text:span><text:span text:style-name="T16">) no se encuentran definidos dentro del constructor, arrondonos un mensaje de error de compilación como el siguiente : (“</text:span><text:span text:style-name="T15">collect2: error: ld devolvió el estado de salida 1”</text:span><text:span text:style-name="T16">), </text:span><text:span text:style-name="T17">Al igual en el programa julia_GPU.cu nos da un warning de </text:span><text:span text:style-name="T16">(char* dummy = "") no es compatible con esta versión, </text:span><text:span text:style-name="T17">y un mensaje de error (“</text:span><text:span text:style-name="T15">error: calling a __host__ function("cuComplex::cuComplex") from a __device__ function("julia") is not allowed</text:span><text:span text:style-name="T17">”) del cual error es perceptible por un error en el constructor y del llamado a librerías.</text:span></text:p>
      <text:p text:style-name="P8"><text:span text:style-name="T3">A</text:span><text:span text:style-name="T5">l momento de ejecutar estos programas con </text:span><text:span text:style-name="T20">module load devtools/cuda/7.5 </text:span><text:span text:style-name="T9">observamos que el archivo copy_timed.cu </text:span><text:span text:style-name="T3">nos arroja un mensaje (“CUDA driver version is insufficient for CUDA runtime version in copy_timed.cu at line 27”) </text:span><text:span text:style-name="T4">la versión utilizada no reconoce la linea de código HANDLE_ERROR ( cudaEventCreate( &amp;start ) ), </text:span><text:span text:style-name="T6">el archivo vectorAdd.cu también genera un mensaje de error por incompatibilidad en los drivers (“Failed to allocate device vector A (error code CUDA driver version is insufficient for CUDA runtime version)!”), mientra que los archivos compilados de hello-world.cu y multiGPU.cu ejecutaron sin problema alguno. Ya los archivos de julia* como no pudieron generar archivo ejecutable por error en la compilación este análisis no era posible.</text:span></text:p>
      <text:p text:style-name="P2"/>
      <text:p text:style-name="P2"/>
      <text:p text:style-name="P5"><text:span text:style-name="T24">Implementando el </text:span><text:span text:style-name="T22">module load devtools/cuda/</text:span><text:span text:style-name="T21">8.0 </text:span><text:span text:style-name="T12">en el archivo copy_time.cu presenta una advertencia de compilación generando el siguiente mensaje (“</text:span><text:span text:style-name="T2">nvcc warning : The 'compute_20', 'sm_20', and 'sm_21' architectures are deprecated, and may be removed in a future release (Use -Wno-deprecated-gpu-targets to suppress warning)”</text:span><text:span text:style-name="T26">)</text:span><text:span text:style-name="T2"> </text:span><text:span text:style-name="T26">ya que </text:span><text:bookmark text:name="tw-target-text"/><text:span text:style-name="T27">Cada argumento -gencode requiere dos valores, la arquitectura virtual y la arquitectura real, para su uso en la compilación de dos etapas de NVCC. Es decir. -gencode = arch = compute_20, code = sm_20 especifica una arquitectura virtual de compute_20 y arquitectura real sm_20, </text:span><text:span text:style-name="T28">el cual no esta compatible para esta versión de CUDA. Al igual que los archivos hello-world.cu, miltiGPU.cu, vectorAdd.cu. En cambio los archivos julia* presentan el mismo problema de compilación que con la versión 7.5 de CUDA</text:span></text:p>
      <text:p text:style-name="P3"><text:span text:style-name="T3">A</text:span><text:span text:style-name="T5">l momento de ejecutar estos programas con </text:span><text:span text:style-name="T20">module load devtools/cuda/</text:span><text:span text:style-name="T23">8.0 </text:span><text:span text:style-name="T12">todos los archivos que no presentaron errores al compilar, funcionaron sin problemas. </text:span><text:span text:style-name="T13">Donde la salida del archivo copy_timed.cu da: Time using cudaMalloc: <text:s/>8099.2 ms MB/s during copy up: <text:s/>3160.8</text:span></text:p>
      <text:p text:style-name="P3"><text:soft-page-break/><text:span text:style-name="T13">Time using cudaMalloc: <text:s/>7413.0 ms<text:tab/>MB/s during copy down: <text:s/>3453.4</text:span></text:p>
      <text:p text:style-name="P3"><text:span text:style-name="T13">Time using cudaHostAlloc: <text:s/>4467.3 ms MB/s during copy up: <text:s/>5730.5</text:span></text:p>
      <text:p text:style-name="P3"><text:span text:style-name="T13">Time using cudaHostAlloc: <text:s/>4329.8 ms MB/s during copy down: <text:s/></text:span><text:span text:style-name="T25">5912.6</text:span></text:p>
      <text:p text:style-name="P6"><text:span text:style-name="T7">el del archivo hello-world.cu </text:span><text:span text:style-name="T14">(“Hello World!”), para multiGPU.cu (“GPU done”) y para vectorAdd.cu (“[Vector addition of 50000 elements] Copy input data from the host memory to the CUDA device</text:span></text:p>
      <text:p text:style-name="P6"><text:span text:style-name="T14">CUDA kernel launch with 196 blocks of 256 threads Copy output data from the CUDA device to the host memory Done”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" svg:font-family="Consol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b2b2b2" fo:language="es" fo:country="CO" officeooo:rsid="0013df73" officeooo:paragraph-rsid="0013df7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ernardoVillamizarNiño<text:tab/><text:tab/>Tarea CUDA<text:tab/>02/08/202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1T19:31:53.075308705</meta:creation-date>
    <dc:date>2020-08-02T11:29:43.553105812</dc:date>
    <meta:editing-duration>PT20M44S</meta:editing-duration>
    <meta:editing-cycles>3</meta:editing-cycles>
    <meta:generator>LibreOffice/6.4.2.2$Linux_X86_64 LibreOffice_project/40$Build-2</meta:generator>
    <meta:document-statistic meta:table-count="0" meta:image-count="0" meta:object-count="0" meta:page-count="2" meta:paragraph-count="13" meta:word-count="534" meta:character-count="3648" meta:non-whitespace-character-count="3109"/>
  </office:meta>
</office:document-meta>
</file>